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background-color="#ff99cc"/>
    </style:style>
    <style:style style:name="T17" style:family="text">
      <style:text-properties fo:background-color="#9999ff"/>
    </style:style>
    <style:style style:name="T18" style:family="text">
      <style:text-properties fo:background-color="#00000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ff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 (2 bajty danych)</text:p>
      <text:p text:style-name="P2">CGMDataLow <text:s text:c="6"/>CGMRecordType = <text:span text:style-name="T1">0x06</text:span> – osiągnięty dolny limit glikemii 06 = poniżej 40</text:p>
      <text:p text:style-name="P2">CGMDataHigh <text:s text:c="5"/>CGMRecordType = <text:span text:style-name="T1">0x07</text:span> – osiągnięty górny limit glikemii 07 FF = powyżej 400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7">13 14 4E 0C 08 5A 51 48 47 4B 63 13 14 6D 0C 0E 52 5B 64 13 14 76 0C 08 6D 02 03 68 13 14 45 0D 0E 13 14 44 0D 08 01 03 01 03 3C 7D 0E 13 14 55 0D 0F 39 13 14 58 0D 08 35 51 13 14 61 0D 0E 30</text:p>
      <text:p text:style-name="P7">13 14 62 0D 08 2C 27 24 01 0F 13 14 72 0D 0F 13 24 13 24 13 25 13 25 13 25 13 25 13 54 53 0E 08 13 25 13 14 58 0E 08 33 13 14 5D 0E 08 13 14 5D 0E 08 13 2E 13 14 62 0E 08 13 2A 2F 31 13 14 71</text:p>
      <text:p text:style-name="P7">0E 08 30 2D 29 13 26 13 14 49 0F 08 13 14 49 0F 08 13 14 49 0F 08 25 13 14 4E 0F 08 27 2A 2E 32 37 3C 13 14 6C 0F 08 40 41 3F 3B 36 13 2E 2B 27 24 23 13 14 62 10 08 26 2A 13 28 13 14 71 10 08</text:p>
      <text:p text:style-name="P7">13 14 71 10 08 13 26 13 14 76 10 08 2F 13 14 7B 10 08 38 13 31 37 39 13 31 13 2A 2B 13 28 13 26 13 25 13 25 13 25 13 25 13 54 44 12 08 13 25 2D 13 2A 34 3C 3F 3E 3B <text:span text:style-name="T15">36</text:span> <text:span text:style-name="T15">32</text:span> <text:span text:style-name="T15">2D</text:span> <text:span text:style-name="T15">29</text:span> <text:span text:style-name="T15">24</text:span> <text:span text:style-name="T15">24</text:span> <text:span text:style-name="T15">26</text:span> <text:span text:style-name="T15">2A</text:span> <text:span text:style-name="T15">2E</text:span></text:p>
      <text:p text:style-name="P7"><text:span text:style-name="T15">32</text:span> <text:span text:style-name="T14">13 14 62 13 08</text:span> <text:span text:style-name="T15">37</text:span> <text:span text:style-name="T15">3C</text:span> <text:span text:style-name="T15">40</text:span> <text:span text:style-name="T18">13</text:span> <text:span text:style-name="T25">02</text:span> <text:span text:style-name="T14">13 14 76 13 08</text:span> <text:span text:style-name="T14">13 14 76 13 08</text:span> <text:span text:style-name="T14">13 14 76 13 08</text:span> <text:span text:style-name="T14">13 14 76 13 08</text:span> <text:span text:style-name="T23">01</text:span> 00 00 00 00 00 00 00 00 00 00 00 00 00 00 00 00 00 00 00 00 00 00 00 00 00 00 00 00 00 00 00 00</text:p>
      <text:p text:style-name="P7"/>
      <text:p text:style-name="P7"/>
      <text:p text:style-name="P4"/>
      <text:p text:style-name="P3">obliczanie wartości glikemii z bajtów, np: hex <text:span text:style-name="T15">28</text:span>=dec 40 mnożymy razy 2, wynik glikemii = 80</text:p>
      <text:p text:style-name="P3"><text:s text:c="43"/>hex <text:span text:style-name="T15">1C</text:span>=dec 28 mnożymy razy 2, wynik glikemii = 56</text:p>
      <text:p text:style-name="P3"><text:s text:c="43"/>hex <text:span text:style-name="T15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8">13 14 4C 0C 0C</text:p>
      <text:p text:style-name="P6"/>
      <text:p text:style-name="P3">przykładowe wyliczenie ze stempla czasu:</text:p>
      <text:p text:style-name="P3"><text:span text:style-name="T14">12 5E 22 D0 08</text:span> - <text:span text:style-name="T14">08</text:span>- znacznik stempla czasu, <text:span text:style-name="T14">12 5E 22 D0</text:span>- stempel czasu</text:p>
      <text:p text:style-name="P3"><text:s text:c="57"/><text:span text:style-name="T14">12</text:span> &amp; 7F = 12hex = 18 rok</text:p>
      <text:p text:style-name="P3"><text:s text:c="57"/><text:span text:style-name="T14">5E</text:span> &amp; 1F = 1Ehex = 30 miesiąc i dzień: 12-30 </text:p>
      <text:p text:style-name="P3"><text:s text:c="57"/><text:span text:style-name="T14">22</text:span> &amp; 3F = 22hex = 34 minuta</text:p>
      <text:p text:style-name="P3"><text:s text:c="57"/><text:span text:style-name="T14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7">37 12 1E 37 CD 0E</text:span> - <text:span text:style-name="T17">0E</text:span> - znacznik wprowadzenia kalibracji, hex <text:span text:style-name="T17">37</text:span>=dec 55 - wartość kalibracji, <text:span text:style-name="T17">12 1E 37 CD</text:span> - stempel czasu</text:p>
      <text:p text:style-name="P3"><text:s text:c="77"/><text:span text:style-name="T17">12</text:span> &amp; 7F = 12hex = 18 rok</text:p>
      <text:p text:style-name="P3"><text:s text:c="77"/><text:span text:style-name="T17">1E</text:span> &amp; 1F = 1Ehex = 30 miesiąc i dzień: 12-30 </text:p>
      <text:p text:style-name="P3"><text:s text:c="77"/><text:span text:style-name="T17">37</text:span> &amp; 3F = 37hex = 55 minuta</text:p>
      <text:p text:style-name="P3"><text:s text:c="77"/><text:span text:style-name="T17">CD</text:span> &amp; 1F = 0Dhex = 13 godzina</text:p>
      <text:p text:style-name="P3"/>
      <text:p text:style-name="P3"><text:span text:style-name="T16">7B 0B 12 1E 08 CE 0F</text:span> - <text:span text:style-name="T16">0F</text:span>- znacznik współczynnika kalibracji, <text:span text:style-name="T16">7B 0B</text:span> - współczynnik kalibracji 0B7Bhex = 2,939 <text:s/><text:span text:style-name="T16">12 1E 08 CE</text:span>- stempel czasu</text:p>
      <text:p text:style-name="P3"><text:s text:c="72"/><text:span text:style-name="T16">12</text:span> &amp; 7F = 12hex = 18 rok</text:p>
      <text:p text:style-name="P3"><text:s text:c="72"/><text:span text:style-name="T16">1E</text:span> &amp; 1F = 1Ehex = 30 miesiąc i dzień: 12-30</text:p>
      <text:p text:style-name="P3"><text:s text:c="72"/><text:span text:style-name="T16">08</text:span> &amp; 3F = 08hex = 08 minuta</text:p>
      <text:p text:style-name="P3"><text:s text:c="72"/><text:span text:style-name="T16">CE</text:span> &amp; 1F = Ehex = 14 godzina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8M5S</meta:editing-duration>
    <meta:editing-cycles>24</meta:editing-cycles>
    <meta:generator>OpenOffice/4.1.5$Win32 OpenOffice.org_project/415m1$Build-9789</meta:generator>
    <dc:date>2019-01-20T21:56:13.33</dc:date>
    <dc:creator>Sławomir Malinowski</dc:creator>
    <meta:document-statistic meta:table-count="0" meta:image-count="0" meta:object-count="0" meta:page-count="1" meta:paragraph-count="50" meta:word-count="825" meta:character-count="4899"/>
    <meta:user-defined meta:name="Info 1"/>
    <meta:user-defined meta:name="Info 2"/>
    <meta:user-defined meta:name="Info 3"/>
    <meta:user-defined meta:name="Info 4"/>
  </office:meta>
</office:document-meta>
</file>